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52a" officeooo:paragraph-rsid="0000352a"/>
    </style:style>
    <style:style style:name="P2" style:family="paragraph" style:parent-style-name="Standard">
      <style:text-properties officeooo:rsid="0001348c" officeooo:paragraph-rsid="0001348c"/>
    </style:style>
    <style:style style:name="P3" style:family="paragraph" style:parent-style-name="Standard">
      <style:text-properties officeooo:rsid="00028c25" officeooo:paragraph-rsid="00028c25"/>
    </style:style>
    <style:style style:name="P4" style:family="paragraph" style:parent-style-name="Standard">
      <style:text-properties officeooo:rsid="0000352a" officeooo:paragraph-rsid="000134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0:17:06.565381157</meta:creation-date>
    <dc:date>2022-03-19T00:39:25.989512014</dc:date>
    <meta:editing-duration>PT4M5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